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Aquí llega el <text:span text:style-name="Strong_20_Emphasis">bloque final</text:span>, el cierre conceptual del capítulo: el momento en que la paradoja se resuelve y el lector comprende que el coste infinito y el coste cero no se contradicen, sino que describen dos perspectivas distintas del mismo fenómeno. Este cierre debe sentirse como una revelación tranquila, inevitable, casi obvia una vez que se ha visto la estructura completa.</text:p>
      <text:p text:style-name="Horizontal_20_Line"/>
      <text:h text:style-name="Heading_20_1" text:outline-level="1"><text:span text:style-name="Strong_20_Emphasis">La paradoja resuelta: dos costes, dos perspectivas, un solo proceso</text:span></text:h>
      <text:p text:style-name="Text_20_body">El capítulo comenzó con una demostración contundente: si intentáramos construir un sistema artificial que imitara la lógica de la vida —un sistema que se multiplica, se ramifica, explora todas las posibilidades y mantiene individuos físicos en paralelo— el coste total sería astronómico. No importa cuán barato sea cada unidad; si el número de unidades tiende a infinito, el coste total también lo hace. Desde la perspectiva humana, un sistema así es inasumible. Es un proyecto imposible.</text:p>
      <text:p text:style-name="Text_20_body">Y sin embargo, la vida existe.</text:p>
      <text:p text:style-name="Text_20_body">La vida no solo existe: prospera, se expande, se renueva, se sostiene durante miles de millones de años sin agotar su sustrato. La Tierra no se ha vaciado. El Sol no ha sufrido ninguna carga adicional. El universo no ha tenido que pagar ningún precio. La vida opera con un coste real igual a cero.</text:p>
      <text:p text:style-name="Text_20_body">La paradoja parece insoluble: ¿cómo puede un sistema que debería ser infinitamente caro funcionar en la práctica sin coste alguno?</text:p>
      <text:p text:style-name="Text_20_body">La clave está en comprender que <text:span text:style-name="Strong_20_Emphasis">hablamos de dos perspectivas distintas</text:span>.</text:p>
      <text:h text:style-name="Heading_20_2" text:outline-level="2"><text:span text:style-name="Strong_20_Emphasis">1. El coste infinito es el coste de construir el sistema desde fuera</text:span></text:h>
      <text:p text:style-name="Text_20_body">Cuando analizamos el coste astronómico, lo hacemos desde la perspectiva de un ingeniero humano. Imaginamos que debemos:</text:p>
      <text:list xml:id="list4164666871" text:style-name="L1">
        <text:list-item>
          <text:p text:style-name="P2">fabricar cada individuo, </text:p>
        </text:list-item>
        <text:list-item>
          <text:p text:style-name="P2">alimentarlo, </text:p>
        </text:list-item>
        <text:list-item>
          <text:p text:style-name="P2">mantenerlo, </text:p>
        </text:list-item>
        <text:list-item>
          <text:p text:style-name="P2">proporcionarle energía, </text:p>
        </text:list-item>
        <text:list-item>
          <text:p text:style-name="P2">darle espacio, </text:p>
        </text:list-item>
        <text:list-item>
          <text:p text:style-name="P1">gestionar su proliferación. </text:p>
        </text:list-item>
      </text:list>
      <text:p text:style-name="Text_20_body">Desde esa perspectiva, el coste es efectivamente infinito. Un sistema así no puede ser construido ni sostenido por ninguna civilización. Es demasiado grande, demasiado rápido, demasiado expansivo. La matemática es clara: el coste total diverge.</text:p>
      <text:h text:style-name="Heading_20_2" text:outline-level="2"><text:soft-page-break/><text:span text:style-name="Strong_20_Emphasis">2. El coste cero es el coste del sistema visto desde dentro</text:span></text:h>
      <text:p text:style-name="Text_20_body">La vida no es un proyecto externo. No es una máquina construida por un agente. No es un sistema que alguien deba mantener. La vida <text:span text:style-name="Strong_20_Emphasis">es</text:span> el sistema. Y desde dentro, el coste desaparece.</text:p>
      <text:list xml:id="list562997073" text:style-name="L2">
        <text:list-item>
          <text:p text:style-name="P4">La materia no se consume: circula. </text:p>
        </text:list-item>
        <text:list-item>
          <text:p text:style-name="P4">La energía no se agota: fluye. </text:p>
        </text:list-item>
        <text:list-item>
          <text:p text:style-name="P4">Los residuos no se acumulan: se descomponen. </text:p>
        </text:list-item>
        <text:list-item>
          <text:p text:style-name="P4">Las estructuras no se degradan: se renuevan. </text:p>
        </text:list-item>
        <text:list-item>
          <text:p text:style-name="P3">El proceso no se detiene: se replica. </text:p>
        </text:list-item>
      </text:list>
      <text:p text:style-name="Text_20_body">La vida no paga por existir porque no necesita pagar. No extrae nada que no pueda devolver. No altera su fuente energética. No destruye su sustrato. Desde la perspectiva del planeta, la vida no cuesta nada. Desde la perspectiva del Sol, la vida es invisible. Desde la perspectiva del universo, la vida es un patrón que reorganiza materia sin consumirla.</text:p>
      <text:h text:style-name="Heading_20_2" text:outline-level="2"><text:span text:style-name="Strong_20_Emphasis">3. La vida alcanzó el coste cero porque era posible</text:span></text:h>
      <text:p text:style-name="Text_20_body">La vida primitiva no era perfecta. Las primeras redes autocatalíticas debieron de ser ineficientes, derrochadoras, contaminantes. Pero la vida opera con la lógica del laberinto: explora sin dejar huecos. Si existe una solución, la encuentra. Si existe una forma de optimizar, converge hacia ella. Si existe una arquitectura que permite sostener un proceso infinito sin destruir el entorno, la vida la alcanzará.</text:p>
      <text:p text:style-name="Text_20_body">El coste cero no es un milagro.<text:line-break/>Es una solución dentro del espacio de posibilidades.<text:line-break/>Y un sistema que explora exhaustivamente no puede evitar encontrarla.</text:p>
      <text:h text:style-name="Heading_20_2" text:outline-level="2"><text:span text:style-name="Strong_20_Emphasis">4. Dos costes, una sola realidad</text:span></text:h>
      <text:p text:style-name="Text_20_body">El coste infinito y el coste cero no se contradicen. Describen dos formas de mirar el mismo proceso:</text:p>
      <text:list xml:id="list1862878063" text:style-name="L3">
        <text:list-item>
          <text:p text:style-name="P6"><text:span text:style-name="Strong_20_Emphasis">Desde fuera</text:span>, construir la vida es imposible. </text:p>
        </text:list-item>
        <text:list-item>
          <text:p text:style-name="P5"><text:span text:style-name="Strong_20_Emphasis">Desde dentro</text:span>, la vida se sostiene sola. </text:p>
        </text:list-item>
      </text:list>
      <text:p text:style-name="Text_20_body">La paradoja se resuelve cuando entendemos que la vida no es una máquina que alguien deba fabricar. Es un proceso que se fabrica a sí mismo. Un proceso que explora, selecciona, optimiza y converge. Un proceso que encontró la única arquitectura capaz de existir para siempre sin destruir su sustrato.</text:p>
      <text:p text:style-name="Text_20_body">La vida no desafía las leyes de la física.<text:line-break/>La vida es la solución que la física permite cuando un sistema explora todas las posibilidades.</text:p>
      <text:p text:style-name="Horizontal_20_Line"/>
      <text:p text:style-name="Text_20_body">Si te apetece, podemos ahora pulir el tono final para que cierre el capítulo con una resonancia más poética o más filosófica, según el estilo que quieras imprimirl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8T10:00:57.504000000</meta:creation-date>
    <dc:date>2026-03-28T10:04:47.811000000</dc:date>
    <meta:editing-duration>PT3M50S</meta:editing-duration>
    <meta:editing-cycles>1</meta:editing-cycles>
    <meta:document-statistic meta:table-count="0" meta:image-count="0" meta:object-count="0" meta:page-count="2" meta:paragraph-count="34" meta:word-count="707" meta:character-count="4243" meta:non-whitespace-character-count="3570"/>
    <meta:generator>LibreOffice/7.3.5.2$Windows_X86_64 LibreOffice_project/184fe81b8c8c30d8b5082578aee2fed2ea847c01</meta:generator>
  </office:meta>
</office:document-meta>
</file>